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046cm"/>
    </style:style>
    <style:style style:name="co2" style:family="table-column">
      <style:table-column-properties fo:break-before="auto" style:column-width="3.558cm"/>
    </style:style>
    <style:style style:name="co3" style:family="table-column">
      <style:table-column-properties fo:break-before="auto" style:column-width="3.898cm"/>
    </style:style>
    <style:style style:name="co4" style:family="table-column">
      <style:table-column-properties fo:break-before="auto" style:column-width="3.949cm"/>
    </style:style>
    <style:style style:name="co5" style:family="table-column">
      <style:table-column-properties fo:break-before="auto" style:column-width="3.522cm"/>
    </style:style>
    <style:style style:name="co6" style:family="table-column">
      <style:table-column-properties fo:break-before="auto" style:column-width="3.69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9d9d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>
            <text:p>Tamaño del caso</text:p>
          </table:table-cell>
          <table:table-cell table:style-name="ce1" office:value-type="string" calcext:value-type="string">
            <text:p>T(n) Counting sort</text:p>
          </table:table-cell>
          <table:table-cell table:style-name="ce1" office:value-type="string" calcext:value-type="string">
            <text:p>T(n) Insertion sort</text:p>
          </table:table-cell>
          <table:table-cell table:style-name="ce1" office:value-type="string" calcext:value-type="string">
            <text:p>T(n) Quick sort</text:p>
          </table:table-cell>
          <table:table-cell table:style-name="ce1" office:value-type="string" calcext:value-type="string">
            <text:p>T(n) Selection sort</text:p>
          </table:table-cell>
          <table:table-cell table:style-name="ce1" office:value-type="string" calcext:value-type="string">
            <text:p>T(n) Shell sort</text:p>
          </table:table-cell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office:value-type="float" office:value="522" calcext:value-type="float">
            <text:p>522</text:p>
          </table:table-cell>
          <table:table-cell office:value-type="float" office:value="142563" calcext:value-type="float">
            <text:p>142563</text:p>
          </table:table-cell>
          <table:table-cell office:value-type="float" office:value="10451" calcext:value-type="float">
            <text:p>10451</text:p>
          </table:table-cell>
          <table:table-cell office:value-type="float" office:value="259819" calcext:value-type="float">
            <text:p>259819</text:p>
          </table:table-cell>
          <table:table-cell office:value-type="float" office:value="3114" calcext:value-type="float">
            <text:p>3114</text:p>
          </table:table-cell>
        </table:table-row>
        <table:table-row table:style-name="ro1">
          <table:table-cell table:style-name="ce2" office:value-type="float" office:value="20000" calcext:value-type="float">
            <text:p>20000</text:p>
          </table:table-cell>
          <table:table-cell office:value-type="float" office:value="901" calcext:value-type="float">
            <text:p>901</text:p>
          </table:table-cell>
          <table:table-cell office:value-type="float" office:value="538773" calcext:value-type="float">
            <text:p>538773</text:p>
          </table:table-cell>
          <table:table-cell office:value-type="float" office:value="21775" calcext:value-type="float">
            <text:p>21775</text:p>
          </table:table-cell>
          <table:table-cell office:value-type="float" office:value="1018225" calcext:value-type="float">
            <text:p>1018225</text:p>
          </table:table-cell>
          <table:table-cell office:value-type="float" office:value="7843" calcext:value-type="float">
            <text:p>7843</text:p>
          </table:table-cell>
        </table:table-row>
        <table:table-row table:style-name="ro1">
          <table:table-cell table:style-name="ce2" office:value-type="float" office:value="30000" calcext:value-type="float">
            <text:p>30000</text:p>
          </table:table-cell>
          <table:table-cell office:value-type="float" office:value="1520" calcext:value-type="float">
            <text:p>1520</text:p>
          </table:table-cell>
          <table:table-cell office:value-type="float" office:value="1214031" calcext:value-type="float">
            <text:p>1214031</text:p>
          </table:table-cell>
          <table:table-cell office:value-type="float" office:value="33085" calcext:value-type="float">
            <text:p>33085</text:p>
          </table:table-cell>
          <table:table-cell office:value-type="float" office:value="2313270" calcext:value-type="float">
            <text:p>2313270</text:p>
          </table:table-cell>
          <table:table-cell office:value-type="float" office:value="11662" calcext:value-type="float">
            <text:p>11662</text:p>
          </table:table-cell>
        </table:table-row>
        <table:table-row table:style-name="ro1">
          <table:table-cell table:style-name="ce2" office:value-type="float" office:value="40000" calcext:value-type="float">
            <text:p>40000</text:p>
          </table:table-cell>
          <table:table-cell office:value-type="float" office:value="1934" calcext:value-type="float">
            <text:p>1934</text:p>
          </table:table-cell>
          <table:table-cell office:value-type="float" office:value="2189130" calcext:value-type="float">
            <text:p>2189130</text:p>
          </table:table-cell>
          <table:table-cell office:value-type="float" office:value="44532" calcext:value-type="float">
            <text:p>44532</text:p>
          </table:table-cell>
          <table:table-cell office:value-type="float" office:value="4132341" calcext:value-type="float">
            <text:p>4132341</text:p>
          </table:table-cell>
          <table:table-cell office:value-type="float" office:value="17364" calcext:value-type="float">
            <text:p>17364</text:p>
          </table:table-cell>
        </table:table-row>
        <table:table-row table:style-name="ro1">
          <table:table-cell table:style-name="ce2" office:value-type="float" office:value="50000" calcext:value-type="float">
            <text:p>50000</text:p>
          </table:table-cell>
          <table:table-cell office:value-type="float" office:value="2588" calcext:value-type="float">
            <text:p>2588</text:p>
          </table:table-cell>
          <table:table-cell office:value-type="float" office:value="3380266" calcext:value-type="float">
            <text:p>3380266</text:p>
          </table:table-cell>
          <table:table-cell office:value-type="float" office:value="56503" calcext:value-type="float">
            <text:p>56503</text:p>
          </table:table-cell>
          <table:table-cell office:value-type="float" office:value="6302387" calcext:value-type="float">
            <text:p>6302387</text:p>
          </table:table-cell>
          <table:table-cell office:value-type="float" office:value="22801" calcext:value-type="float">
            <text:p>22801</text:p>
          </table:table-cell>
        </table:table-row>
        <table:table-row table:style-name="ro1">
          <table:table-cell table:style-name="ce2" office:value-type="float" office:value="60000" calcext:value-type="float">
            <text:p>60000</text:p>
          </table:table-cell>
          <table:table-cell office:value-type="float" office:value="2957" calcext:value-type="float">
            <text:p>2957</text:p>
          </table:table-cell>
          <table:table-cell office:value-type="float" office:value="4897386" calcext:value-type="float">
            <text:p>4897386</text:p>
          </table:table-cell>
          <table:table-cell office:value-type="float" office:value="68177" calcext:value-type="float">
            <text:p>68177</text:p>
          </table:table-cell>
          <table:table-cell office:value-type="float" office:value="9041638" calcext:value-type="float">
            <text:p>9041638</text:p>
          </table:table-cell>
          <table:table-cell office:value-type="float" office:value="26320" calcext:value-type="float">
            <text:p>26320</text:p>
          </table:table-cell>
        </table:table-row>
        <table:table-row table:style-name="ro1">
          <table:table-cell table:style-name="ce2" office:value-type="float" office:value="70000" calcext:value-type="float">
            <text:p>70000</text:p>
          </table:table-cell>
          <table:table-cell office:value-type="float" office:value="3284" calcext:value-type="float">
            <text:p>3284</text:p>
          </table:table-cell>
          <table:table-cell office:value-type="float" office:value="6624527" calcext:value-type="float">
            <text:p>6624527</text:p>
          </table:table-cell>
          <table:table-cell office:value-type="float" office:value="81398" calcext:value-type="float">
            <text:p>81398</text:p>
          </table:table-cell>
          <table:table-cell office:value-type="float" office:value="12315695" calcext:value-type="float">
            <text:p>12315695</text:p>
          </table:table-cell>
          <table:table-cell office:value-type="float" office:value="34860" calcext:value-type="float">
            <text:p>34860</text:p>
          </table:table-cell>
        </table:table-row>
        <table:table-row table:style-name="ro1">
          <table:table-cell table:style-name="ce2" office:value-type="float" office:value="80000" calcext:value-type="float">
            <text:p>80000</text:p>
          </table:table-cell>
          <table:table-cell office:value-type="float" office:value="3755" calcext:value-type="float">
            <text:p>3755</text:p>
          </table:table-cell>
          <table:table-cell office:value-type="float" office:value="8654403" calcext:value-type="float">
            <text:p>8654403</text:p>
          </table:table-cell>
          <table:table-cell office:value-type="float" office:value="90743" calcext:value-type="float">
            <text:p>90743</text:p>
          </table:table-cell>
          <table:table-cell office:value-type="float" office:value="16201062" calcext:value-type="float">
            <text:p>16201062</text:p>
          </table:table-cell>
          <table:table-cell office:value-type="float" office:value="38609" calcext:value-type="float">
            <text:p>38609</text:p>
          </table:table-cell>
        </table:table-row>
        <table:table-row table:style-name="ro1">
          <table:table-cell table:style-name="ce2" office:value-type="float" office:value="90000" calcext:value-type="float">
            <text:p>90000</text:p>
          </table:table-cell>
          <table:table-cell office:value-type="float" office:value="4287" calcext:value-type="float">
            <text:p>4287</text:p>
          </table:table-cell>
          <table:table-cell office:value-type="float" office:value="10967363" calcext:value-type="float">
            <text:p>10967363</text:p>
          </table:table-cell>
          <table:table-cell office:value-type="float" office:value="106875" calcext:value-type="float">
            <text:p>106875</text:p>
          </table:table-cell>
          <table:table-cell office:value-type="float" office:value="20416392" calcext:value-type="float">
            <text:p>20416392</text:p>
          </table:table-cell>
          <table:table-cell office:value-type="float" office:value="44520" calcext:value-type="float">
            <text:p>44520</text:p>
          </table:table-cell>
        </table:table-row>
        <table:table-row table:style-name="ro1">
          <table:table-cell table:style-name="ce2" office:value-type="float" office:value="100000" calcext:value-type="float">
            <text:p>100000</text:p>
          </table:table-cell>
          <table:table-cell office:value-type="float" office:value="5041" calcext:value-type="float">
            <text:p>5041</text:p>
          </table:table-cell>
          <table:table-cell office:value-type="float" office:value="13503389" calcext:value-type="float">
            <text:p>13503389</text:p>
          </table:table-cell>
          <table:table-cell office:value-type="float" office:value="119474" calcext:value-type="float">
            <text:p>119474</text:p>
          </table:table-cell>
          <table:table-cell office:value-type="float" office:value="25123261" calcext:value-type="float">
            <text:p>25123261</text:p>
          </table:table-cell>
          <table:table-cell office:value-type="float" office:value="51527" calcext:value-type="float">
            <text:p>51527</text:p>
          </table:table-cell>
        </table:table-row>
        <table:table-row table:style-name="ro1">
          <table:table-cell/>
          <table:table-cell table:number-columns-repeated="5" table:style-name="ce1" office:value-type="string" calcext:value-type="string">
            <text:p>Tiempo estimado</text:p>
          </table:table-cell>
        </table:table-row>
        <table:table-row table:style-name="ro1">
          <table:table-cell/>
          <table:table-cell office:value-type="float" office:value="489.205119047619" calcext:value-type="float">
            <text:p>489,205119047619</text:p>
          </table:table-cell>
          <table:table-cell office:value-type="float" office:value="136107.125698964" calcext:value-type="float">
            <text:p>136107,125698964</text:p>
          </table:table-cell>
          <table:table-cell office:value-type="float" office:value="9723.73997212344" calcext:value-type="float">
            <text:p>9723,73997212344</text:p>
          </table:table-cell>
          <table:table-cell office:value-type="float" office:value="254069.779386905" calcext:value-type="float">
            <text:p>254069,779386905</text:p>
          </table:table-cell>
          <table:table-cell office:value-type="float" office:value="3772.59607217387" calcext:value-type="float">
            <text:p>3772,59607217387</text:p>
          </table:table-cell>
        </table:table-row>
        <table:table-row table:style-name="ro1">
          <table:table-cell/>
          <table:table-cell office:value-type="float" office:value="978.410238095238" calcext:value-type="float">
            <text:p>978,410238095238</text:p>
          </table:table-cell>
          <table:table-cell office:value-type="float" office:value="544428.502795856" calcext:value-type="float">
            <text:p>544428,502795856</text:p>
          </table:table-cell>
          <table:table-cell office:value-type="float" office:value="20911.0486450699" calcext:value-type="float">
            <text:p>20911,0486450699</text:p>
          </table:table-cell>
          <table:table-cell office:value-type="float" office:value="1016279.11754762" calcext:value-type="float">
            <text:p>1016279,11754762</text:p>
          </table:table-cell>
          <table:table-cell office:value-type="float" office:value="8113.02443397196" calcext:value-type="float">
            <text:p>8113,02443397196</text:p>
          </table:table-cell>
        </table:table-row>
        <table:table-row table:style-name="ro1">
          <table:table-cell/>
          <table:table-cell office:value-type="float" office:value="1467.61535714286" calcext:value-type="float">
            <text:p>1467,61535714286</text:p>
          </table:table-cell>
          <table:table-cell office:value-type="float" office:value="1224964.13129068" calcext:value-type="float">
            <text:p>1224964,13129068</text:p>
          </table:table-cell>
          <table:table-cell office:value-type="float" office:value="32650.7721784208" calcext:value-type="float">
            <text:p>32650,7721784208</text:p>
          </table:table-cell>
          <table:table-cell office:value-type="float" office:value="2286628.01448215" calcext:value-type="float">
            <text:p>2286628,01448215</text:p>
          </table:table-cell>
          <table:table-cell office:value-type="float" office:value="12667.7775451512" calcext:value-type="float">
            <text:p>12667,7775451512</text:p>
          </table:table-cell>
        </table:table-row>
        <table:table-row table:style-name="ro1">
          <table:table-cell/>
          <table:table-cell office:value-type="float" office:value="1956.82047619048" calcext:value-type="float">
            <text:p>1956,82047619048</text:p>
          </table:table-cell>
          <table:table-cell office:value-type="float" office:value="2177714.01118342" calcext:value-type="float">
            <text:p>2177714,01118342</text:p>
          </table:table-cell>
          <table:table-cell office:value-type="float" office:value="44749.2346917858" calcext:value-type="float">
            <text:p>44749,2346917858</text:p>
          </table:table-cell>
          <table:table-cell office:value-type="float" office:value="4065116.47019048" calcext:value-type="float">
            <text:p>4065116,47019048</text:p>
          </table:table-cell>
          <table:table-cell office:value-type="float" office:value="17361.7134471924" calcext:value-type="float">
            <text:p>17361,7134471924</text:p>
          </table:table-cell>
        </table:table-row>
        <table:table-row table:style-name="ro1">
          <table:table-cell/>
          <table:table-cell office:value-type="float" office:value="2446.0255952381" calcext:value-type="float">
            <text:p>2446,0255952381</text:p>
          </table:table-cell>
          <table:table-cell office:value-type="float" office:value="3402678.1424741" calcext:value-type="float">
            <text:p>3402678,1424741</text:p>
          </table:table-cell>
          <table:table-cell office:value-type="float" office:value="57114.453073714" calcext:value-type="float">
            <text:p>57114,453073714</text:p>
          </table:table-cell>
          <table:table-cell office:value-type="float" office:value="6351744.48467263" calcext:value-type="float">
            <text:p>6351744,48467263</text:p>
          </table:table-cell>
          <table:table-cell office:value-type="float" office:value="22159.1447270261" calcext:value-type="float">
            <text:p>22159,1447270261</text:p>
          </table:table-cell>
        </table:table-row>
        <table:table-row table:style-name="ro1">
          <table:table-cell/>
          <table:table-cell office:value-type="float" office:value="2935.23071428571" calcext:value-type="float">
            <text:p>2935,23071428571</text:p>
          </table:table-cell>
          <table:table-cell office:value-type="float" office:value="4899856.5251627" calcext:value-type="float">
            <text:p>4899856,5251627</text:p>
          </table:table-cell>
          <table:table-cell office:value-type="float" office:value="69692.2504593105" calcext:value-type="float">
            <text:p>69692,2504593105</text:p>
          </table:table-cell>
          <table:table-cell office:value-type="float" office:value="9146512.05792858" calcext:value-type="float">
            <text:p>9146512,05792858</text:p>
          </table:table-cell>
          <table:table-cell office:value-type="float" office:value="27039.051959175" calcext:value-type="float">
            <text:p>27039,051959175</text:p>
          </table:table-cell>
        </table:table-row>
        <table:table-row table:style-name="ro1">
          <table:table-cell/>
          <table:table-cell office:value-type="float" office:value="3424.43583333333" calcext:value-type="float">
            <text:p>3424,43583333333</text:p>
          </table:table-cell>
          <table:table-cell office:value-type="float" office:value="6669249.15924924" calcext:value-type="float">
            <text:p>6669249,15924924</text:p>
          </table:table-cell>
          <table:table-cell office:value-type="float" office:value="82446.8285909512" calcext:value-type="float">
            <text:p>82446,8285909512</text:p>
          </table:table-cell>
          <table:table-cell office:value-type="float" office:value="12449419.1899583" calcext:value-type="float">
            <text:p>12449419,1899583</text:p>
          </table:table-cell>
          <table:table-cell office:value-type="float" office:value="31987.5462113464" calcext:value-type="float">
            <text:p>31987,5462113464</text:p>
          </table:table-cell>
        </table:table-row>
        <table:table-row table:style-name="ro1">
          <table:table-cell/>
          <table:table-cell office:value-type="float" office:value="3913.64095238095" calcext:value-type="float">
            <text:p>3913,64095238095</text:p>
          </table:table-cell>
          <table:table-cell office:value-type="float" office:value="8710856.0447337" calcext:value-type="float">
            <text:p>8710856,0447337</text:p>
          </table:table-cell>
          <table:table-cell office:value-type="float" office:value="95352.7441868635" calcext:value-type="float">
            <text:p>95352,7441868635</text:p>
          </table:table-cell>
          <table:table-cell office:value-type="float" office:value="16260465.8807619" calcext:value-type="float">
            <text:p>16260465,8807619</text:p>
          </table:table-cell>
          <table:table-cell office:value-type="float" office:value="36994.7560528817" calcext:value-type="float">
            <text:p>36994,7560528817</text:p>
          </table:table-cell>
        </table:table-row>
        <table:table-row table:style-name="ro1">
          <table:table-cell/>
          <table:table-cell office:value-type="float" office:value="4402.84607142857" calcext:value-type="float">
            <text:p>4402,84607142857</text:p>
          </table:table-cell>
          <table:table-cell office:value-type="float" office:value="11024677.1816161" calcext:value-type="float">
            <text:p>11024677,1816161</text:p>
          </table:table-cell>
          <table:table-cell office:value-type="float" office:value="108390.973321414" calcext:value-type="float">
            <text:p>108390,973321414</text:p>
          </table:table-cell>
          <table:table-cell office:value-type="float" office:value="20579652.1303393" calcext:value-type="float">
            <text:p>20579652,1303393</text:p>
          </table:table-cell>
          <table:table-cell office:value-type="float" office:value="42053.3006213421" calcext:value-type="float">
            <text:p>42053,3006213421</text:p>
          </table:table-cell>
        </table:table-row>
        <table:table-row table:style-name="ro1">
          <table:table-cell/>
          <table:table-cell office:value-type="float" office:value="4892.05119047619" calcext:value-type="float">
            <text:p>4892,05119047619</text:p>
          </table:table-cell>
          <table:table-cell office:value-type="float" office:value="13610712.5698964" calcext:value-type="float">
            <text:p>13610712,5698964</text:p>
          </table:table-cell>
          <table:table-cell office:value-type="float" office:value="121546.749651543" calcext:value-type="float">
            <text:p>121546,749651543</text:p>
          </table:table-cell>
          <table:table-cell office:value-type="float" office:value="25406977.9386905" calcext:value-type="float">
            <text:p>25406977,9386905</text:p>
          </table:table-cell>
          <table:table-cell office:value-type="float" office:value="47157.4509021734" calcext:value-type="float">
            <text:p>47157,4509021734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1T18:03:50.889001379</meta:creation-date>
    <dc:date>2024-03-11T18:13:50.722842053</dc:date>
    <meta:editing-duration>PT9M58S</meta:editing-duration>
    <meta:editing-cycles>3</meta:editing-cycles>
    <meta:generator>LibreOffice/24.2.1.2$Linux_X86_64 LibreOffice_project/420$Build-2</meta:generator>
    <meta:document-statistic meta:table-count="1" meta:cell-count="121" meta:object-count="0"/>
  </office:meta>
</office:document-meta>
</file>